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07ed20" officeooo:paragraph-rsid="0007ed20" style:font-size-asian="13.1000003814697pt" style:font-size-complex="15pt"/>
    </style:style>
    <style:style style:name="P2" style:family="paragraph" style:parent-style-name="Standard">
      <style:paragraph-properties fo:text-align="justify" style:justify-single-word="false"/>
      <style:text-properties fo:font-size="15pt" officeooo:rsid="0008128e" officeooo:paragraph-rsid="0008128e" style:font-size-asian="13.1000003814697pt" style:font-size-complex="15pt"/>
    </style:style>
    <style:style style:name="P3" style:family="paragraph" style:parent-style-name="Standard">
      <style:paragraph-properties fo:text-align="justify" style:justify-single-word="false"/>
      <style:text-properties fo:font-size="15pt" officeooo:rsid="000eed6c" officeooo:paragraph-rsid="000eed6c" style:font-size-asian="13.1000003814697pt" style:font-size-complex="15pt"/>
    </style:style>
    <style:style style:name="P4" style:family="paragraph" style:parent-style-name="Standard">
      <style:paragraph-properties fo:text-align="justify" style:justify-single-word="false"/>
      <style:text-properties fo:font-size="15pt" officeooo:rsid="000f2a53" officeooo:paragraph-rsid="000f2a53" style:font-size-asian="13.1000003814697pt" style:font-size-complex="15pt"/>
    </style:style>
    <style:style style:name="P5" style:family="paragraph" style:parent-style-name="Standard" style:list-style-name="L1">
      <style:paragraph-properties fo:text-align="justify" style:justify-single-word="false"/>
      <style:text-properties fo:font-size="15pt" officeooo:rsid="0008128e" officeooo:paragraph-rsid="0008128e" style:font-size-asian="13.1000003814697pt" style:font-size-complex="15pt"/>
    </style:style>
    <style:style style:name="P6" style:family="paragraph" style:parent-style-name="Standard" style:list-style-name="L1">
      <style:paragraph-properties fo:text-align="justify" style:justify-single-word="false"/>
      <style:text-properties fo:font-size="15pt" officeooo:rsid="000eed6c" officeooo:paragraph-rsid="000eed6c" style:font-size-asian="13.1000003814697pt" style:font-size-complex="15pt"/>
    </style:style>
    <style:style style:name="P7" style:family="paragraph" style:parent-style-name="Standard" style:list-style-name="L1">
      <style:paragraph-properties fo:text-align="justify" style:justify-single-word="false"/>
      <style:text-properties fo:font-size="15pt" officeooo:rsid="000f2a53" officeooo:paragraph-rsid="000f2a53" style:font-size-asian="13.1000003814697pt" style:font-size-complex="15pt"/>
    </style:style>
    <style:style style:name="P8" style:family="paragraph" style:parent-style-name="Standard" style:list-style-name="L1">
      <style:paragraph-properties fo:text-align="justify" style:justify-single-word="false"/>
      <style:text-properties fo:font-size="15pt" officeooo:rsid="001066dd" officeooo:paragraph-rsid="001066dd" style:font-size-asian="13.1000003814697pt" style:font-size-complex="15pt"/>
    </style:style>
    <style:style style:name="T1" style:family="text">
      <style:text-properties officeooo:rsid="0008128e"/>
    </style:style>
    <style:style style:name="T2" style:family="text">
      <style:text-properties officeooo:rsid="000f2a53"/>
    </style:style>
    <style:style style:name="T3" style:family="text">
      <style:text-properties officeooo:rsid="001066d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 PETISCARIA E DISTRIBUIDORA </text:p>
      <text:p text:style-name="P1"><text:s/></text:p>
      <text:p text:style-name="P1">Foi solicitado pelo cliente, o desenvolvimento de um sistema para gestão do seu negócio. Trata-se de bar e petiscaria que conta <text:span text:style-name="T1">com</text:span> atendimento local e delivery. <text:s text:c="3"/>No mesmo negócio, o cliente afirma ainda realizar atendimento de uma distribuidora.</text:p>
      <text:p text:style-name="P1"/>
      <text:p text:style-name="P1">O cliente solicitou controle de dados relacionados a controle de pedidos, controle de entregas, controle de vendas, cadastro de clientes, cadastro de funcionários, controle de frota e estoque.</text:p>
      <text:p text:style-name="P1"/>
      <text:p text:style-name="P3">Os clientes atendidos presencialmente na sede da empresa, terão sua comanda de pedido registrada por meio de um aplicativo, de modo que estes pedidos também serão armazenados. De modo similar, os pedidos feitos para delivery são armazenados, tendo ainda associação das informações relacionadas a entrega. </text:p>
      <text:p text:style-name="P3"/>
      <text:p text:style-name="P3">Neste negócio há diversos funcionários, de diversos setores diferentes. O sistema deve armazenas informações destes funcionários e dos seus respectivos setores. Haverá ainda armazenamento do sistema de pontos de jornada dos funcionários, com status de banco de horas.</text:p>
      <text:p text:style-name="P3"/>
      <text:p text:style-name="P4">Os produtos utilizados nesta empresa possuem diversos fornecedores, cada qual com suas informações de contato e limite de compras. O departamento de compras da empresa realiza uma ordem de compra, onde são listados os produtos, quantidade e preço dos itens adquiridos por pedido de cada fornecedor.</text:p>
      <text:p text:style-name="P1"><text:s/></text:p>
      <text:p text:style-name="P1">O sistema será desenvolvido no Banco de dados Mysql, tendo possibilidade de upgrade para outro SGBD. O sistema contara ainda com scripts e query de teste.</text:p>
      <text:p text:style-name="P1"/>
      <text:p text:style-name="P2">Após a criação do sistema, deveremos entregar algumas querys prontas com as seguintes informações: </text:p>
      <text:list text:style-name="L1">
        <text:list-item>
          <text:p text:style-name="P5">Trazer todos os clientes;</text:p>
        </text:list-item>
        <text:list-item>
          <text:p text:style-name="P5">Trazer todos os <text:span text:style-name="T3">f</text:span>uncionários;</text:p>
        </text:list-item>
        <text:list-item>
          <text:p text:style-name="P5"><text:span text:style-name="T2">T</text:span>razer histórico de <text:span text:style-name="T3">p</text:span>edidos;</text:p>
        </text:list-item>
        <text:list-item>
          <text:p text:style-name="P5">Trazer status de estoque;</text:p>
        </text:list-item>
        <text:list-item>
          <text:p text:style-name="P6">Trazer lista de entregas por motorista/automóvel.</text:p>
        </text:list-item>
        <text:list-item>
          <text:p text:style-name="P7">Trazer ordens de compra.</text:p>
        </text:list-item>
        <text:list-item>
          <text:p text:style-name="P8">Trazer lista de fornecedore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9:26:50.508000000</meta:creation-date>
    <dc:date>2022-10-25T20:21:20.837000000</dc:date>
    <meta:editing-duration>PT1H39M9S</meta:editing-duration>
    <meta:editing-cycles>6</meta:editing-cycles>
    <meta:generator>LibreOffice/7.4.1.2$Windows_X86_64 LibreOffice_project/3c58a8f3a960df8bc8fd77b461821e42c061c5f0</meta:generator>
    <meta:document-statistic meta:table-count="0" meta:image-count="0" meta:object-count="0" meta:page-count="1" meta:paragraph-count="17" meta:word-count="276" meta:character-count="1820" meta:non-whitespace-character-count="1558"/>
  </office:meta>
</office:document-meta>
</file>